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8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noramaLocation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Лагерь грозового племени</text:p>
          </table:table-cell>
        </table:table-row>
        <table:table-row table:style-name="ro2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Лагерь речного племени</text:p>
          </table:table-cell>
        </table:table-row>
        <table:table-row table:style-name="ro2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Лагерь племени ветра</text:p>
          </table:table-cell>
        </table:table-row>
        <table:table-row table:style-name="ro2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Лагерь племени теней</text:p>
          </table:table-cell>
        </table:table-row>
        <table:table-row table:style-name="ro2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Высокие сосны</text:p>
          </table:table-cell>
        </table:table-row>
        <table:table-row table:style-name="ro2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Высокие сосны(сторона камней)</text:p>
          </table:table-cell>
        </table:table-row>
        <table:table-row table:style-name="ro2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Лесопилка(древогрыз)</text:p>
          </table:table-cell>
        </table:table-row>
        <table:table-row table:style-name="ro2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Гнезда двуногих</text:p>
          </table:table-cell>
        </table:table-row>
        <table:table-row table:style-name="ro2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Змеиная горка</text:p>
          </table:table-cell>
        </table:table-row>
        <table:table-row table:style-name="ro2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Большой платан</text:p>
          </table:table-cell>
        </table:table-row>
        <table:table-row table:style-name="ro2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Песчаный овраг</text:p>
          </table:table-cell>
        </table:table-row>
        <table:table-row table:style-name="ro2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Нагретые камни</text:p>
          </table:table-cell>
        </table:table-row>
        <table:table-row table:style-name="ro2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Берег со стороны речного племени</text:p>
          </table:table-cell>
        </table:table-row>
        <table:table-row table:style-name="ro2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Островок</text:p>
          </table:table-cell>
        </table:table-row>
        <table:table-row table:style-name="ro2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Пастбище</text:p>
          </table:table-cell>
        </table:table-row>
        <table:table-row table:style-name="ro2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Переправа</text:p>
          </table:table-cell>
        </table:table-row>
        <table:table-row table:style-name="ro2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Ущелье</text:p>
          </table:table-cell>
        </table:table-row>
        <table:table-row table:style-name="ro2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Совиное дерево</text:p>
          </table:table-cell>
        </table:table-row>
        <table:table-row table:style-name="ro2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Мост</text:p>
          </table:table-cell>
        </table:table-row>
        <table:table-row table:style-name="ro2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4 Дерева</text:p>
          </table:table-cell>
        </table:table-row>
        <table:table-row table:style-name="ro2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Гремящая тропа</text:p>
          </table:table-cell>
        </table:table-row>
        <table:table-row table:style-name="ro2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Территория ветра</text:p>
          </table:table-cell>
        </table:table-row>
        <table:table-row table:style-name="ro2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Ферма</text:p>
          </table:table-cell>
        </table:table-row>
        <table:table-row table:style-name="ro2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Гремящая тропа возле фермы</text:p>
          </table:table-cell>
        </table:table-row>
        <table:table-row table:style-name="ro2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Высокие скалы</text:p>
          </table:table-cell>
        </table:table-row>
        <table:table-row table:style-name="ro2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Гниль</text:p>
          </table:table-cell>
        </table:table-row>
        <table:table-row table:style-name="ro2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Территория теней(с обгоревшим деревом)</text:p>
          </table:table-cell>
        </table:table-row>
        <table:table-row table:style-name="ro2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Гремящая тропа возле теней</text:p>
          </table:table-cell>
        </table:table-row>
        <table:table-row table:style-name="ro2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Лес возле Грозового племени</text:p>
          </table:table-cell>
        </table:table-row>
        <table:table-row table:style-name="ro2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Лес возле двуногих</text:p>
          </table:table-cell>
        </table:table-row>
        <table:table-row table:style-name="ro2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Лес возле Речного племени</text:p>
          </table:table-cell>
        </table:table-row>
        <table:table-row table:style-name="ro2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Лес возле моста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7:43:35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27S</meta:editing-duration>
    <meta:editing-cycles>3</meta:editing-cycles>
    <meta:generator>LibreOffice/5.1.0.3$Windows_x86 LibreOffice_project/5e3e00a007d9b3b6efb6797a8b8e57b51ab1f737</meta:generator>
    <dc:date>2016-05-06T18:29:54.091000000</dc:date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